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2.756cm"/>
    </style:style>
    <style:style style:name="gr3" style:family="graphic" style:parent-style-name="standard">
      <style:graphic-properties draw:textarea-horizontal-align="center" draw:textarea-vertical-align="top"/>
    </style:style>
    <style:style style:name="gr4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start"/>
      <style:text-properties fo:font-size="34pt" style:font-size-asian="34pt" style:font-size-complex="34pt"/>
    </style:style>
    <style:style style:name="P4" style:family="paragraph">
      <style:paragraph-properties fo:text-align="center"/>
      <style:text-properties fo:font-size="34pt" style:font-size-asian="34pt" style:font-size-complex="34pt"/>
    </style:style>
    <style:style style:name="P5" style:family="paragraph">
      <style:paragraph-properties fo:text-align="start"/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size="36pt" style:font-size-asian="36pt" style:font-size-complex="36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34pt" style:font-size-asian="34pt" style:font-size-complex="3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4.129cm" svg:height="5.161cm" draw:transform="rotate (-1.5707963267949) translate (19.5cm 10.213cm)">
          <text:p text:style-name="P1">Photo</text:p>
        </draw:rect>
        <draw:frame draw:style-name="gr2" draw:text-style-name="P2" draw:layer="layout" svg:width="13.832cm" svg:height="13.006cm" draw:transform="rotate (-1.5707963267949) translate (13.306cm 0.716cm)">
          <draw:text-box>
            <text:p text:style-name="P2"><text:span text:style-name="T1">Name: --NAME1--</text:span></text:p>
            <text:p text:style-name="P2"><text:span text:style-name="T1">Family: --NAME2--</text:span></text:p>
            <text:p text:style-name="P2"><text:span text:style-name="T1">Phone: --TEL--</text:span></text:p>
            <text:p text:style-name="P2"><text:span text:style-name="T1">Birthday: --BDAY--</text:span></text:p>
            <text:p text:style-name="P2"><text:span text:style-name="T1"/></text:p>
            <text:p text:style-name="P2"><text:span text:style-name="T1">Username: --UNAME--</text:span></text:p>
            <text:p text:style-name="P2"><text:span text:style-name="T1">Password: --PASS--</text:span></text:p>
            <text:p text:style-name="P2"><text:span text:style-name="T1">E-mail:</text:span></text:p>
            <text:p text:style-name="P2"><text:span text:style-name="T1">--EMAIL--</text:span></text:p>
          </draw:text-box>
        </draw:frame>
        <draw:rect draw:style-name="gr3" draw:text-style-name="P4" draw:layer="layout" svg:width="12.387cm" svg:height="18.581cm" draw:transform="rotate (-1.5707963267949) translate (19.5cm 16.613cm)">
          <text:p text:style-name="P3"><text:span text:style-name="T2"><text:s text:c="2"/></text:span><text:span text:style-name="T2">Date <text:s/>Amount <text:s/>Signature</text:span></text:p>
        </draw:rect>
        <draw:line draw:style-name="gr4" draw:text-style-name="P1" draw:layer="layout" svg:x1="0.919cm" svg:y1="19.71cm" svg:x2="19.5cm" svg:y2="19.71cm">
          <text:p/>
        </draw:line>
        <draw:line draw:style-name="gr4" draw:text-style-name="P1" draw:layer="layout" svg:x1="0.919cm" svg:y1="23.839cm" svg:x2="19.5cm" svg:y2="23.839cm">
          <text:p/>
        </draw:line>
        <draw:line draw:style-name="gr4" draw:text-style-name="P1" draw:layer="layout" svg:x1="16.816cm" svg:y1="16.613cm" svg:x2="16.816cm" svg:y2="29cm">
          <text:p/>
        </draw:line>
        <draw:line draw:style-name="gr4" draw:text-style-name="P1" draw:layer="layout" svg:x1="12.687cm" svg:y1="16.613cm" svg:x2="12.687cm" svg:y2="29cm">
          <text:p/>
        </draw:line>
        <draw:line draw:style-name="gr4" draw:text-style-name="P1" draw:layer="layout" svg:x1="14.752cm" svg:y1="16.613cm" svg:x2="14.752cm" svg:y2="29cm">
          <text:p/>
        </draw:line>
        <draw:line draw:style-name="gr4" draw:text-style-name="P1" draw:layer="layout" svg:x1="10.623cm" svg:y1="16.613cm" svg:x2="10.623cm" svg:y2="29cm">
          <text:p/>
        </draw:line>
        <draw:line draw:style-name="gr4" draw:text-style-name="P1" draw:layer="layout" svg:x1="6.494cm" svg:y1="16.613cm" svg:x2="6.494cm" svg:y2="29cm">
          <text:p/>
        </draw:line>
        <draw:line draw:style-name="gr4" draw:text-style-name="P1" draw:layer="layout" svg:x1="8.558cm" svg:y1="16.613cm" svg:x2="8.558cm" svg:y2="29cm">
          <text:p/>
        </draw:line>
        <draw:line draw:style-name="gr4" draw:text-style-name="P1" draw:layer="layout" svg:x1="4.429cm" svg:y1="16.613cm" svg:x2="4.429cm" svg:y2="29cm">
          <text:p/>
        </draw:line>
        <draw:line draw:style-name="gr4" draw:text-style-name="P1" draw:layer="layout" svg:x1="2.365cm" svg:y1="16.613cm" svg:x2="2.365cm" svg:y2="29cm">
          <text:p/>
        </draw:line>
      </draw:page>
      <draw:page draw:name="page2" draw:style-name="dp1" draw:master-page-name="Standard">
        <draw:rect draw:style-name="gr1" draw:text-style-name="P5" draw:layer="layout" svg:width="11.684cm" svg:height="18.5cm" draw:transform="rotate (1.5707963267949) translate (1cm 27.289cm)">
          <text:p text:style-name="P5"><text:span text:style-name="T3">Organisation</text:span></text:p>
          <text:p text:style-name="P5"><text:span text:style-name="T3">--CENTER_NAME--</text:span></text:p>
          <text:p text:style-name="P5"><text:span text:style-name="T3">--CENTER_ADDRESS--</text:span></text:p>
          <text:p text:style-name="P5"><text:span text:style-name="T3">--CENTER_TOWN--</text:span></text:p>
          <text:p text:style-name="P5"><text:span text:style-name="T3">--CENTER_COUNTRY--</text:span></text:p>
          <text:p text:style-name="P5"><text:span text:style-name="T3">--CENTER_TEL--</text:span></text:p>
          <text:p text:style-name="P5"><text:span text:style-name="T3">--CENTER_URL--</text:span></text:p>
          <text:p text:style-name="P5"><text:span text:style-name="T3">--CENTER_EMAIL--</text:span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</draw:rect>
        <draw:rect draw:style-name="gr1" draw:text-style-name="P6" draw:layer="layout" svg:width="12.658cm" svg:height="18.5cm" draw:transform="rotate (1.5707963267949) translate (1cm 13.658cm)"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4">--CENTER_NAME--</text:span></text:p>
          <text:p text:style-name="P6"><text:span text:style-name="T4"/></text:p>
          <text:p text:style-name="P6"><text:span text:style-name="T4">Description of center</text:span></text:p>
          <text:p text:style-name="P6"><text:span text:style-name="T4"/></text:p>
          <text:p text:style-name="P6"><text:span text:style-name="T4">Student card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inus Gasser</meta:initial-creator>
    <meta:creation-date>2011-01-20T09:10:38</meta:creation-date>
    <dc:date>2014-01-30T09:43:18.969236000</dc:date>
    <meta:editing-duration>PT10H3M56S</meta:editing-duration>
    <meta:editing-cycles>23</meta:editing-cycles>
    <meta:generator>LibreOffice/4.1.3.2$MacOSX_x86 LibreOffice_project/70feb7d99726f064edab4605a8ab840c50ec57a</meta:generator>
    <meta:printed-by>Linus Gasser</meta:printed-by>
    <meta:print-date>2011-01-20T09:29:33</meta:print-date>
    <meta:document-statistic meta:object-count="15"/>
  </office:meta>
</office:document-meta>
</file>